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2d0c" officeooo:paragraph-rsid="00002d0c"/>
    </style:style>
    <style:style style:name="P2" style:family="paragraph" style:parent-style-name="Standard">
      <style:text-properties officeooo:rsid="00002d0c" officeooo:paragraph-rsid="00008d38"/>
    </style:style>
    <style:style style:name="P3" style:family="paragraph" style:parent-style-name="Standard">
      <style:text-properties officeooo:rsid="00002d0c" officeooo:paragraph-rsid="00024e43"/>
    </style:style>
    <style:style style:name="P4" style:family="paragraph" style:parent-style-name="Standard">
      <style:text-properties officeooo:rsid="0002ca4e" officeooo:paragraph-rsid="0002ca4e"/>
    </style:style>
    <style:style style:name="P5" style:family="paragraph" style:parent-style-name="Standard">
      <style:text-properties officeooo:rsid="0002ca4e" officeooo:paragraph-rsid="00037687"/>
    </style:style>
    <style:style style:name="P6" style:family="paragraph" style:parent-style-name="Standard">
      <style:text-properties officeooo:rsid="0002ca4e" officeooo:paragraph-rsid="0003af8a"/>
    </style:style>
    <style:style style:name="P7" style:family="paragraph" style:parent-style-name="Standard">
      <style:text-properties officeooo:rsid="0003af8a" officeooo:paragraph-rsid="0003af8a"/>
    </style:style>
    <style:style style:name="T1" style:family="text">
      <style:text-properties officeooo:rsid="00008d38"/>
    </style:style>
    <style:style style:name="T2" style:family="text">
      <style:text-properties officeooo:rsid="0002ca4e"/>
    </style:style>
    <style:style style:name="T3" style:family="text">
      <style:text-properties officeooo:rsid="000376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 (Day one comes after night one.)</text:p>
      <text:p text:style-name="P1"/>
      <text:p text:style-name="P2">I want to create all my clothes for 2020 <text:span text:style-name="T1">until the end of the year 2019</text:span>. <text:span text:style-name="T1">But why? And w</text:span>here is <text:span text:style-name="T2">the</text:span> starting point? My starting point is close to zero: I have no plan, no time allocation, no materials, <text:span text:style-name="T1">not many contacts in the sewing world</text:span> and almost no sewing resources … so far. <text:span text:style-name="T1">This is not supposed to be a cooking show, where miraculously everything is prepared already. It is instead supposed to be a documented self-experiment. Starting from zero, I wonder how the project evolves and morphs into something and I wonder how I and things around me co-morph with it.</text:span></text:p>
      <text:p text:style-name="P2"/>
      <text:p text:style-name="P3"><text:span text:style-name="T1">The best thing about not having a plan is to make one, if one fancies that sort of thing, or to just do it, if one likes to just do things. In principle I am more of the second kind, especially after having made and having sticked to plans for the last month of proposal writing. Suppose I was of the first kind, then a plan might consists of juxtaposing some of the following items: 1) Buy all the necessary equipment. 2) Buy or print pattern-cutting templates or 3) make my own or 4) freestyle everything. 5) In case I make my own stuff, some sketches might be useful. 6) Buy fabric etc. 7) Sew or put things together. </text:span></text:p>
      <text:p text:style-name="P3"/>
      <text:p text:style-name="P5">Today on day one I decided to buy the most important piece of equipment: A speaker! I was thinking for a while whether there was a way of making clothes without music. Eventually I excluded all hypothetical cases and bought a portable speaker from the Dezerter Bazaar. <text:span text:style-name="T3">A</text:span>lso bought a pair of scissors, <text:span text:style-name="T3">a stitch opener, 8x1 meters of semi-transparent paper, two types of thread and a fine liner. I didn’t find any fixing pins, drawing chalk or plastic bobbins. They had metal bobbins, but I think they were too big for my machine. </text:span></text:p>
      <text:p text:style-name="P5"/>
      <text:p text:style-name="P6"><text:span text:style-name="T3">Tomorrow I want to buy some fixing pins, maybe at the building market or at the Bazaar. I want to think about which garments to start with. I guess the easiest will be t-shirts. So can spend a few hours thinking about t-shirts … instead of staring at a wall as usual. Maybe I will deconstruct one of my old t-shirts or maybe I will see tomorrow what I will do :)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1:52:54.288457446</meta:creation-date>
    <dc:date>2019-10-24T05:09:49.165617102</dc:date>
    <meta:editing-duration>PT1H11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97" meta:character-count="2119" meta:non-whitespace-character-count="1725"/>
  </office:meta>
</office:document-meta>
</file>